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20000033C8A2DA73EABFC119C.jpg" manifest:media-type="image/jpeg"/>
  <manifest:file-entry manifest:full-path="Pictures/100000000000053E000003088C66F36485BDDBF9.jpg" manifest:media-type="image/jpeg"/>
  <manifest:file-entry manifest:full-path="Pictures/1000000000000518000002CD5750B9E4580BB88A.jpg" manifest:media-type="image/jpeg"/>
  <manifest:file-entry manifest:full-path="Pictures/10000000000004800000020DA3683379A78D366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5e5e" officeooo:paragraph-rsid="00125e5e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lazs Barcza</text:p>
      <text:p text:style-name="P1">SB18002</text:p>
      <text:p text:style-name="P1"/>
      <text:p text:style-name="P1">LAB2</text:p>
      <text:p text:style-name="P1"/>
      <text:p text:style-name="P1"><draw:frame draw:style-name="fr1" draw:name="Image1" text:anchor-type="paragraph" svg:width="6.9252in" svg:height="4.7701in" draw:z-index="0"><draw:image xlink:href="Pictures/10000000000004B20000033C8A2DA73EABFC119C.jpg" xlink:type="simple" xlink:show="embed" xlink:actuate="onLoad" loext:mime-type="image/jpeg"/></draw:frame><draw:frame draw:style-name="fr2" draw:name="Image2" text:anchor-type="paragraph" svg:x="-0.0945in" svg:y="4.3665in" svg:width="6.9252in" svg:height="3.8075in" draw:z-index="1"><draw:image xlink:href="Pictures/1000000000000518000002CD5750B9E4580BB88A.jpg" xlink:type="simple" xlink:show="embed" xlink:actuate="onLoad" loext:mime-type="image/jpeg"/></draw:frame></text:p>
      <text:p text:style-name="P1"/>
      <text:p text:style-name="P1"><text:soft-page-break/></text:p>
      <text:p text:style-name="P1"><draw:frame draw:style-name="fr3" draw:name="Image3" text:anchor-type="paragraph" svg:width="6.9252in" svg:height="4.0043in" draw:z-index="2"><draw:image xlink:href="Pictures/100000000000053E000003088C66F36485BDDBF9.jpg" xlink:type="simple" xlink:show="embed" xlink:actuate="onLoad" loext:mime-type="image/jpeg"/></draw:frame></text:p>
      <text:p text:style-name="P1"/>
      <text:p text:style-name="P1"><draw:frame draw:style-name="fr4" draw:name="Image4" text:anchor-type="paragraph" svg:width="6.9252in" svg:height="3.1555in" draw:z-index="3"><draw:image xlink:href="Pictures/10000000000004800000020DA3683379A78D366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9:19:24.873000000</meta:creation-date>
    <dc:date>2019-04-09T19:32:09.600000000</dc:date>
    <meta:editing-duration>PT2M34S</meta:editing-duration>
    <meta:editing-cycles>1</meta:editing-cycles>
    <meta:document-statistic meta:table-count="0" meta:image-count="4" meta:object-count="0" meta:page-count="2" meta:paragraph-count="3" meta:word-count="4" meta:character-count="24" meta:non-whitespace-character-count="23"/>
    <meta:generator>LibreOffice/6.0.1.1$Windows_X86_64 LibreOffice_project/60bfb1526849283ce2491346ed2aa51c465abfe6</meta:generator>
  </office:meta>
</office:document-meta>
</file>